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b5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f2d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087" officeooo:paragraph-rsid="00198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51ac" officeooo:paragraph-rsid="001b5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2dee" officeooo:paragraph-rsid="001f2d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officeooo:rsid="00198087"/>
    </style:style>
    <style:style style:name="T5" style:family="text">
      <style:text-properties officeooo:rsid="001b51ac"/>
    </style:style>
    <style:style style:name="T6" style:family="text">
      <style:text-properties officeooo:rsid="001d5231"/>
    </style:style>
    <style:style style:name="T7" style:family="text">
      <style:text-properties officeooo:rsid="001f2dee"/>
    </style:style>
    <style:style style:name="T8" style:family="text">
      <style:text-properties officeooo:rsid="002089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9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1">Numéro : <text:span text:style-name="T4">cas B-C-3</text:span></text:p>
                </table:table-cell>
              </table:table-row>
              <table:table-row>
                <table:table-cell table:style-name="Tableau2.A2" office:value-type="string">
                  <text:p text:style-name="P1">Nom :<text:span text:style-name="T4">Supprimer un commentaire</text:span></text:p>
                </table:table-cell>
              </table:table-row>
              <table:table-row>
                <table:table-cell table:style-name="Tableau2.A2" office:value-type="string">
                  <text:p text:style-name="P1">Acteurs :<text:span text:style-name="T4">Admin</text:span></text:p>
                </table:table-cell>
              </table:table-row>
              <table:table-row>
                <table:table-cell table:style-name="Tableau2.A2" office:value-type="string">
                  <text:p text:style-name="P3">Description succincte :<text:span text:style-name="T4">Supprimer un commentaire à la demande d’un membre (RGPD : à faire sous 1 mois)</text:span></text:p>
                </table:table-cell>
              </table:table-row>
              <table:table-row>
                <table:table-cell table:style-name="Tableau2.A2" office:value-type="string">
                  <text:p text:style-name="P1">Auteur :<text:span text:style-name="T4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<text:span text:style-name="T6">9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<text:span text:style-name="T4">admin</text:span></text:p>
                </table:table-cell>
              </table:table-row>
              <table:table-row>
                <table:table-cell table:style-name="Tableau2.A2" office:value-type="string">
                  <text:p text:style-name="P1">Démarrage :<text:span text:style-name="T4">admin sélectionne gérer les comptes → recherche par pseudo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9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6">1. L’admin <text:span text:style-name="T5">sélectionne sur la ligne du membre concerné l’option voir commentaires (recettes/actus/ou questions FAQ/ou réponses FAQ)</text:span></text:p>
                  <text:p text:style-name="P7">2. Le système <text:span text:style-name="T7">affiche</text:span> les commentaires <text:span text:style-name="T7">de ce membre dans la catégorie</text:span></text:p>
                  <text:p text:style-name="P7">3. l’admin <text:span text:style-name="T7">recherche le commentaire concerné</text:span></text:p>
                  <text:p text:style-name="P8">4. L’admin demande la supp<text:span text:style-name="T8">r</text:span>ession du commentaire</text:p>
                  <text:p text:style-name="P7"><text:span text:style-name="T7">5.</text:span> le système <text:span text:style-name="T7">demande confirmation</text:span></text:p>
                  <text:p text:style-name="P8">6. L’admin confirme</text:p>
                  <text:p text:style-name="P8">Le système supprime le commentaire et affiche un message</text:p>
                </table:table-cell>
              </table:table-row>
              <table:table-row>
                <table:table-cell table:style-name="Tableau3.A2" office:value-type="string">
                  <text:p text:style-name="P1">Scénarios alternatifs :</text:p>
                  <text:p text:style-name="P7"><text:span text:style-name="T7">3</text:span>a. L’admin demande la suppression de <text:span text:style-name="T7">tous les </text:span><text:s/>commentaires du membre <text:span text:style-name="T7">dans une ou plusieurs catégories</text:span>→ suppression <text:span text:style-name="T7">de tous les commentaires concerné, sans supprimer le membre</text:span></text:p>
                </table:table-cell>
              </table:table-row>
              <table:table-row>
                <table:table-cell table:style-name="Tableau3.A2" office:value-type="string">
                  <text:p text:style-name="P1">S<text:span text:style-name="T3">cénarios d’exception : suppression a échoué dans la base de données → message d’erreur et ré-affichage de la ligne</text:span></text:p>
                </table:table-cell>
              </table:table-row>
              <table:table-row>
                <table:table-cell table:style-name="Tableau3.A2" office:value-type="string">
                  <text:p text:style-name="P1">Fin : <text:span text:style-name="T5">Le commentaire est supprimé</text:span></text:p>
                </table:table-cell>
              </table:table-row>
              <table:table-row>
                <table:table-cell table:style-name="Tableau3.A2" office:value-type="string">
                  <text:p text:style-name="P2">Post conditions :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9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5">Ergonomie :</text:p>
                </table:table-cell>
              </table:table-row>
              <table:table-row>
                <table:table-cell table:style-name="Tableau4.A2" office:value-type="string">
                  <text:p text:style-name="P4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4">P<text:span text:style-name="T2">roblèmes non résolus : 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7:31:12.136000000</meta:creation-date>
    <meta:generator>LibreOffice/6.2.7.1$Windows_X86_64 LibreOffice_project/23edc44b61b830b7d749943e020e96f5a7df63bf</meta:generator>
    <dc:date>2019-11-11T16:00:51.687000000</dc:date>
    <meta:editing-duration>PT1H4M35S</meta:editing-duration>
    <meta:editing-cycles>13</meta:editing-cycles>
    <meta:document-statistic meta:table-count="4" meta:image-count="0" meta:object-count="0" meta:page-count="1" meta:paragraph-count="27" meta:word-count="179" meta:character-count="1186" meta:non-whitespace-character-count="1032"/>
  </office:meta>
</office:document-meta>
</file>